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good, Melissa. </text:p>
      <text:p text:style-name="Standard"/>
      <text:p text:style-name="Standard">How did you check that the circuit and program works? <text:line-break/><text:line-break/>What does the resistor do?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07:18:55</meta:creation-date>
    <meta:document-statistic meta:table-count="0" meta:image-count="0" meta:object-count="0" meta:page-count="1" meta:paragraph-count="2" meta:word-count="19" meta:character-count="106" meta:non-whitespace-character-count="85"/>
    <dc:date>2012-05-08T07:20:46</dc:date>
    <meta:editing-duration>PT1M54S</meta:editing-duration>
    <meta:editing-cycles>1</meta:editing-cycles>
    <meta:generator>LibreOffice/3.4$Unix LibreOffice_project/340m1$Build-502</meta:generator>
  </office:meta>
</office:document-meta>
</file>